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3" style:font-size-asian="28pt" style:font-weight-asian="bold" style:font-name-complex="Segoe UI3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 Semibold" fo:font-size="28pt" fo:text-shadow="none" fo:font-weight="normal" style:font-name-asian="Segoe UI3" style:font-size-asian="28pt" style:font-weight-asian="normal" style:font-name-complex="Segoe UI3" style:font-size-complex="28pt" style:font-weight-complex="normal"/>
    </style:style>
    <style:style style:name="T4" style:family="text">
      <style:text-properties fo:color="#000000" style:text-position="super 58%" style:font-name="Segoe UI Semibold" fo:font-size="32pt" fo:font-style="italic" fo:text-shadow="none" style:text-underline-style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5" style:family="text">
      <style:text-properties fo:color="#000000" style:text-position="0% 100%" style:font-name="Segoe UI Semibold" fo:font-size="32pt" fo:font-style="italic" fo:text-shadow="none" style:text-underline-style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" style:family="text">
      <style:text-properties fo:color="#000000" style:text-position="super 58%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3" style:font-size-asian="32pt" style:font-style-asian="italic" style:font-weight-asian="normal" style:font-name-complex="Segoe UI3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11cm" svg:y="0.762cm">
          <draw:text-box>
            <text:p text:style-name="P1"><text:span text:style-name="T1">EPISTLE</text:span></text:p>
            <text:p text:style-name="P1"><text:span text:style-name="T2">1 Corinthians 15:19–26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6.263cm" svg:x="1.595cm" svg:y="0.785cm">
          <draw:text-box>
            <text:p text:style-name="P4"><text:span text:style-name="T4">19</text:span><text:span text:style-name="T5">If in this life only we have hoped in Christ, we are of all people most to be pitied.</text:span><text:span text:style-name="T4"> </text:span><text:span text:style-name="T6">20</text:span><text:span text:style-name="T7">But in fact Christ has been raised from the dead, the firstfruits of those who have fallen asl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638cm" svg:height="6.263cm" svg:x="1.595cm" svg:y="0.785cm">
          <draw:text-box>
            <text:p text:style-name="P4"><text:span text:style-name="T8">21</text:span><text:span text:style-name="T9">For as by a man came death, by a man has come also the resurrection of the dead. </text:span><text:span text:style-name="T6">22</text:span><text:span text:style-name="T7">For as in Adam all die, so also in Christ shall all be made alive. <text:s text:c="2"/>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Hymn_25_20template" presentation:presentation-page-layout-name="AL1T0">
        <draw:frame draw:style-name="gr3" draw:text-style-name="P5" draw:layer="layout" svg:width="24.638cm" svg:height="6.263cm" svg:x="1.778cm" svg:y="0.762cm">
          <draw:text-box>
            <text:p text:style-name="P4"><text:span text:style-name="T7"><text:s/></text:span><text:span text:style-name="T6">23</text:span><text:span text:style-name="T7">But each in his own order: Christ the firstfruits, then at his coming those who belong to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Hymn_25_20template" presentation:presentation-page-layout-name="AL1T0">
        <draw:frame draw:style-name="gr4" draw:text-style-name="P5" draw:layer="layout" svg:width="24.384cm" svg:height="4.972cm" svg:x="2.032cm" svg:y="0.87cm">
          <draw:text-box>
            <text:p text:style-name="P4"><text:span text:style-name="T6">24</text:span><text:span text:style-name="T7">Then comes the end, when he delivers the kingdom to God the Father after destroying every rule and every authority and pow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Hymn_25_20template" presentation:presentation-page-layout-name="AL1T0">
        <draw:frame draw:style-name="gr4" draw:text-style-name="P5" draw:layer="layout" svg:width="24.384cm" svg:height="4.972cm" svg:x="2.032cm" svg:y="0.87cm">
          <draw:text-box>
            <text:p text:style-name="P4"><text:span text:style-name="T8">25</text:span><text:span text:style-name="T9">For he must reign until he has put all his enemies under his feet. </text:span><text:span text:style-name="T6">26</text:span><text:span text:style-name="T7">The last enemy to be destroyed is death. <text:s text:c="2"/>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0:43:34.593000000</meta:creation-date>
    <dc:title>Hymn template</dc:title>
    <meta:editing-duration>PT22M54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19T22:56:41.95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1-22T10:43:34.312000000"/>
  </office:meta>
</office:document-meta>
</file>